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Fr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office:value-type="string" calcext:value-type="string">
            <text:p>Average:</text:p>
          </table:table-cell>
          <table:table-cell table:formula="of:=AVERAGE([.B2:.B25])" office:value-type="float" office:value="0.78125" calcext:value-type="float">
            <text:p>0.78125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office:value-type="string" calcext:value-type="string">
            <text:p>Std Dev:</text:p>
          </table:table-cell>
          <table:table-cell table:formula="of:=STDEV([.B2:.B25])" office:value-type="float" office:value="0.14591238942995" calcext:value-type="float">
            <text:p>0.1459123894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er (20495983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z (20485992)</text:p>
          </table:table-cell>
          <table:table-cell table:formula="of:=3.75/9" office:value-type="float" office:value="0.416666666666667" calcext:value-type="float">
            <text:p>0.4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 (20497026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(20504641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es (20590968)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rooney (20539107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tz (20470351)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ela (20487067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(20545073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e (20580881)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anos (20480929)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janian (20483558)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os (20441197)</text:p>
          </table:table-cell>
          <table:table-cell table:formula="of:=4.75/9" office:value-type="float" office:value="0.527777777777778" calcext:value-type="float">
            <text:p>0.52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aua (20501122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formula="of:=9/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onez (20482967)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andez (20541553)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 (20486104)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re (20545106)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rich (20519831)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 (20570758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21:50:16.682168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0-23T22:20:42.928218314</dc:date>
    <meta:editing-duration>PT8H49M38S</meta:editing-duration>
    <meta:editing-cycles>86</meta:editing-cycles>
    <meta:generator>LibreOffice/5.1.6.2$Linux_X86_64 LibreOffice_project/10m0$Build-2</meta:generator>
    <meta:document-statistic meta:table-count="1" meta:cell-count="54" meta:object-count="0"/>
  </office:meta>
</office:document-meta>
</file>